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C000006185A26409840A1DF12.png" manifest:media-type="image/png"/>
  <manifest:file-entry manifest:full-path="Pictures/200000230000520100005C257A8A01812D8F36D2.svm" manifest:media-type="image/x-svm"/>
  <manifest:file-entry manifest:full-path="Pictures/100000010000056D00000618359DB772AE2DEB7F.png" manifest:media-type="image/png"/>
  <manifest:file-entry manifest:full-path="Pictures/20000023000051FD00005C295159F4224E929598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1" svg:font-family="'Bahnschrift SemiBold'" style:font-family-generic="swiss" style:font-pitch="variable"/>
    <style:font-face style:name="FranklinGothicDemi" svg:font-family="FranklinGothicDemi" style:font-pitch="variable"/>
    <style:font-face style:name="FranklinGothicDemi1" svg:font-family="FranklinGothicDemi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01cm" fo:min-width="1cm"/>
      <style:paragraph-properties style:writing-mode="lr-tb"/>
    </style:style>
    <style:style style:name="gr5" style:family="graphic" style:parent-style-name="standard">
      <style:graphic-properties draw:stroke="solid" svg:stroke-width="0.033cm" svg:stroke-color="#ca1517" draw:stroke-linejoin="round" svg:stroke-linecap="round" draw:fill="solid" draw:fill-color="#ffffff" fo:padding-top="0.016cm" fo:padding-bottom="0.016cm" fo:padding-left="0.016cm" fo:padding-right="0.016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9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true" fo:min-height="0.382cm" fo:min-width="0.29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cm" fo:min-width="1.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5cm" fo:min-width="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cm" fo:min-width="9.5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Bahnschrift SemiBold" fo:font-size="12.1000003814697pt" fo:font-weight="bold" style:font-size-asian="12pt" style:font-weight-asian="bold" style:font-size-complex="12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Bahnschrift SemiBold" fo:font-size="20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Bahnschrift" fo:font-size="13.1000003814697pt" fo:font-weight="bold" style:font-size-asian="13pt" style:font-weight-asian="bold" style:font-size-complex="13pt" style:font-weight-complex="bold"/>
    </style:style>
    <style:style style:name="P8" style:family="paragraph">
      <loext:graphic-properties draw:fill="solid" draw:fill-color="#ffffff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9.5pt" style:font-size-asian="9.5pt" style:font-size-complex="9.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2pt" fo:font-style="normal" fo:text-shadow="none" style:text-underline-style="none" fo:font-weight="bold" style:letter-kerning="true" style:font-name-asian="微软雅黑" style:font-size-asian="26pt" style:font-style-asian="normal" style:font-weight-asian="bold" style:font-name-complex="Lucida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Bahnschrift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Bahnschrift" fo:font-size="20pt" fo:font-weight="bold" style:font-size-asian="26pt" style:font-weight-asian="bold" style:font-size-complex="26pt" style:font-weight-complex="bold"/>
    </style:style>
    <style:style style:name="T4" style:family="text">
      <style:text-properties style:font-name="Bahnschrift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ca1517" loext:opacity="100%" style:font-name="FranklinGothicDemi1" fo:font-size="9.5pt" style:font-size-asian="9.5pt" style:font-name-complex="FranklinGothicDemi1" style:font-size-complex="9.5pt" style:text-scale="7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cm" svg:height="1.521cm" svg:x="23.75cm" svg:y="0.127cm">
          <draw:text-box>
            <text:p text:style-name="P1"><text:span text:style-name="T1">Thrustmaster Cougar MFD Version 1 <text:s text:c="19"/></text:span><text:span text:style-name="T2">BY Hongwei</text:span></text:p>
            <text:p><text:span text:style-name="T2"><text:s text:c="98"/></text:span></text:p>
          </draw:text-box>
        </draw:frame>
        <draw:frame draw:style-name="gr2" draw:text-style-name="P4" draw:layer="layout" svg:width="5.558cm" svg:height="1.665cm" svg:x="23.75cm" svg:y="1.25cm">
          <draw:text-box>
            <text:p text:style-name="P3"><text:span text:style-name="T3">TEMPLATE V0.9</text:span></text:p>
          </draw:text-box>
        </draw:frame>
        <draw:frame draw:style-name="gr3" draw:text-style-name="P5" draw:layer="layout" svg:width="14.684cm" svg:height="16.5cm" svg:x="0.15cm" svg:y="2.5cm">
          <draw:image xlink:href="Pictures/200000230000520100005C257A8A01812D8F36D2.svm" xlink:type="simple" xlink:show="embed" xlink:actuate="onLoad" draw:mime-type="image/x-svm">
            <text:p/>
          </draw:image>
          <draw:image xlink:href="Pictures/100000010000056D00000618359DB772AE2DEB7F.png" xlink:type="simple" xlink:show="embed" xlink:actuate="onLoad" draw:mime-type="image/png"/>
        </draw:frame>
        <draw:frame draw:style-name="gr3" draw:text-style-name="P5" draw:layer="layout" svg:width="14.678cm" svg:height="16.5cm" svg:x="14.972cm" svg:y="2.5cm">
          <draw:image xlink:href="Pictures/20000023000051FD00005C295159F4224E929598.svm" xlink:type="simple" xlink:show="embed" xlink:actuate="onLoad" draw:mime-type="image/x-svm">
            <text:p/>
          </draw:image>
          <draw:image xlink:href="Pictures/100000010000056C000006185A26409840A1DF12.png" xlink:type="simple" xlink:show="embed" xlink:actuate="onLoad" draw:mime-type="image/png"/>
        </draw:frame>
        <draw:frame draw:style-name="gr4" draw:text-style-name="P7" draw:layer="layout" svg:width="1.5cm" svg:height="0.651cm" svg:x="1.2cm" svg:y="16.35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1.2cm" svg:y="16.951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12.4cm" svg:y="16.35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12.4cm" svg:y="16.951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12.35cm" svg:y="5.898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12.35cm" svg:y="6.499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16cm" svg:y="16.398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16cm" svg:y="16.999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16cm" svg:y="5.95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16cm" svg:y="6.551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27.2cm" svg:y="5.898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27.2cm" svg:y="6.499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27.2cm" svg:y="16.25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27.2cm" svg:y="16.851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1.25cm" svg:y="5.898cm">
          <draw:text-box>
            <text:p text:style-name="P6"><text:span text:style-name="T4">N/A</text:span></text:p>
          </draw:text-box>
        </draw:frame>
        <draw:frame draw:style-name="gr4" draw:text-style-name="P7" draw:layer="layout" svg:width="1.5cm" svg:height="0.651cm" svg:x="1.25cm" svg:y="6.499cm">
          <draw:text-box>
            <text:p text:style-name="P6"><text:span text:style-name="T4">N/A</text:span></text:p>
          </draw:text-box>
        </draw:frame>
        <draw:path draw:style-name="gr5" draw:text-style-name="P8" draw:layer="layout" svg:width="0.477cm" svg:height="0.435cm" svg:x="0.772cm" svg:y="16.414cm" svg:viewBox="0 0 478 436" svg:d="M478 96c0-53-41-96-95-96h-290c-51 0-93 43-93 96v243c0 55 42 97 93 97h290c54 0 95-42 95-97z">
          <text:p/>
        </draw:path>
        <draw:frame draw:style-name="gr6" draw:text-style-name="P10" draw:layer="layout" svg:width="0.298cm" svg:height="0.382cm" svg:x="0.874cm" svg:y="16.443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0.772cm" svg:y="17.064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0.874cm" svg:y="17.093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0.772cm" svg:y="16.414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0.874cm" svg:y="16.443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0.772cm" svg:y="6cm" svg:viewBox="0 0 478 436" svg:d="M478 96c0-53-41-96-95-96h-290c-51 0-93 43-93 96v243c0 55 42 97 93 97h290c54 0 95-42 95-97z">
          <text:p/>
        </draw:path>
        <draw:frame draw:style-name="gr6" draw:text-style-name="P10" draw:layer="layout" svg:width="0.298cm" svg:height="0.382cm" svg:x="0.874cm" svg:y="6.02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0.772cm" svg:y="6.65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0.874cm" svg:y="6.67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0.772cm" svg:y="6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0.874cm" svg:y="6.02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3.75cm" svg:y="6cm" svg:viewBox="0 0 478 436" svg:d="M478 96c0-53-41-96-95-96h-290c-51 0-93 43-93 96v243c0 55 42 97 93 97h290c54 0 95-42 95-97z">
          <text:p/>
        </draw:path>
        <draw:frame draw:style-name="gr6" draw:text-style-name="P10" draw:layer="layout" svg:width="0.298cm" svg:height="0.382cm" svg:x="13.852cm" svg:y="6.02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3.75cm" svg:y="6.65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13.852cm" svg:y="6.67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3.75cm" svg:y="6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13.852cm" svg:y="6.02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3.772cm" svg:y="16.414cm" svg:viewBox="0 0 478 436" svg:d="M478 96c0-53-41-96-95-96h-290c-51 0-93 43-93 96v243c0 55 42 97 93 97h290c54 0 95-42 95-97z">
          <text:p/>
        </draw:path>
        <draw:frame draw:style-name="gr6" draw:text-style-name="P10" draw:layer="layout" svg:width="0.298cm" svg:height="0.382cm" svg:x="13.874cm" svg:y="16.443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3.772cm" svg:y="17.064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13.874cm" svg:y="17.093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3.772cm" svg:y="16.414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13.874cm" svg:y="16.443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5.65cm" svg:y="6cm" svg:viewBox="0 0 478 436" svg:d="M478 96c0-53-41-96-95-96h-290c-51 0-93 43-93 96v243c0 55 42 97 93 97h290c54 0 95-42 95-97z">
          <text:p/>
        </draw:path>
        <draw:frame draw:style-name="gr6" draw:text-style-name="P10" draw:layer="layout" svg:width="0.298cm" svg:height="0.382cm" svg:x="15.752cm" svg:y="6.02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5.65cm" svg:y="6.65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15.752cm" svg:y="6.67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5.65cm" svg:y="6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15.752cm" svg:y="6.02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5.622cm" svg:y="16.414cm" svg:viewBox="0 0 478 436" svg:d="M478 96c0-53-41-96-95-96h-290c-51 0-93 43-93 96v243c0 55 42 97 93 97h290c54 0 95-42 95-97z">
          <text:p/>
        </draw:path>
        <draw:frame draw:style-name="gr6" draw:text-style-name="P10" draw:layer="layout" svg:width="0.298cm" svg:height="0.382cm" svg:x="15.724cm" svg:y="16.443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5.622cm" svg:y="17.064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15.724cm" svg:y="17.093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15.622cm" svg:y="16.414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15.724cm" svg:y="16.443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28.622cm" svg:y="6cm" svg:viewBox="0 0 478 436" svg:d="M478 96c0-53-41-96-95-96h-290c-51 0-93 43-93 96v243c0 55 42 97 93 97h290c54 0 95-42 95-97z">
          <text:p/>
        </draw:path>
        <draw:frame draw:style-name="gr6" draw:text-style-name="P10" draw:layer="layout" svg:width="0.298cm" svg:height="0.382cm" svg:x="28.724cm" svg:y="6.02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28.622cm" svg:y="6.65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28.724cm" svg:y="6.67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28.622cm" svg:y="6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28.724cm" svg:y="6.02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28.622cm" svg:y="16.4cm" svg:viewBox="0 0 478 436" svg:d="M478 96c0-53-41-96-95-96h-290c-51 0-93 43-93 96v243c0 55 42 97 93 97h290c54 0 95-42 95-97z">
          <text:p/>
        </draw:path>
        <draw:frame draw:style-name="gr6" draw:text-style-name="P10" draw:layer="layout" svg:width="0.298cm" svg:height="0.382cm" svg:x="28.724cm" svg:y="16.42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28.622cm" svg:y="17.05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28.724cm" svg:y="17.079cm">
          <draw:text-box>
            <text:p text:style-name="P9"><text:span text:style-name="T5">10</text:span></text:p>
          </draw:text-box>
        </draw:frame>
        <draw:path draw:style-name="gr5" draw:text-style-name="P8" draw:layer="layout" svg:width="0.477cm" svg:height="0.435cm" svg:x="28.622cm" svg:y="16.4cm" svg:viewBox="0 0 478 436" svg:d="M478 96c0-53-41-96-95-96h-290c-51 0-93 43-93 96v243c0 55 42 97 93 97h290c54 0 95-42 95-97z">
          <text:p/>
        </draw:path>
        <draw:frame draw:style-name="gr7" draw:text-style-name="P10" draw:layer="layout" svg:width="0.298cm" svg:height="0.382cm" svg:x="28.724cm" svg:y="16.429cm">
          <draw:text-box>
            <text:p text:style-name="P9"><text:span text:style-name="T5">10</text:span></text:p>
          </draw:text-box>
        </draw:frame>
        <draw:frame draw:style-name="gr8" draw:text-style-name="P7" draw:layer="layout" svg:width="2.2cm" svg:height="0.85cm" svg:x="1.2cm" svg:y="7.9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2.75cm" svg:y="5.9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4.75cm" svg:y="5.9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6.75cm" svg:y="5.9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8.75cm" svg:y="5.9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10.85cm" svg:y="5.9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17.6cm" svg:y="5.8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25.7cm" svg:y="5.8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23.6cm" svg:y="5.8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21.6cm" svg:y="5.8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19.6cm" svg:y="5.8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17.6cm" svg:y="16.6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19.6cm" svg:y="16.6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21.6cm" svg:y="16.6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23.6cm" svg:y="16.6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25.7cm" svg:y="16.6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10.9cm" svg:y="16.6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2.7cm" svg:y="16.6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8.8cm" svg:y="16.6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6.8cm" svg:y="16.65cm">
          <draw:text-box>
            <text:p text:style-name="P6"><text:span text:style-name="T4">N/A</text:span></text:p>
          </draw:text-box>
        </draw:frame>
        <draw:frame draw:style-name="gr9" draw:text-style-name="P7" draw:layer="layout" svg:width="1.5cm" svg:height="1cm" svg:x="4.7cm" svg:y="16.6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.2cm" svg:y="9.7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.2cm" svg:y="11.6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.2cm" svg:y="13.4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.2cm" svg:y="15.2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1.6cm" svg:y="7.9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1.6cm" svg:y="9.7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1.6cm" svg:y="11.6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1.6cm" svg:y="13.4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1.6cm" svg:y="15.3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6cm" svg:y="15.3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6cm" svg:y="13.4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6cm" svg:y="11.6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6cm" svg:y="9.7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16cm" svg:y="7.9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26.4cm" svg:y="7.9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26.4cm" svg:y="9.7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26.4cm" svg:y="11.6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26.4cm" svg:y="13.45cm">
          <draw:text-box>
            <text:p text:style-name="P6"><text:span text:style-name="T4">N/A</text:span></text:p>
          </draw:text-box>
        </draw:frame>
        <draw:frame draw:style-name="gr8" draw:text-style-name="P7" draw:layer="layout" svg:width="2.2cm" svg:height="0.85cm" svg:x="26.4cm" svg:y="15.35cm">
          <draw:text-box>
            <text:p text:style-name="P6"><text:span text:style-name="T4">N/A</text:span></text:p>
          </draw:text-box>
        </draw:frame>
        <draw:frame draw:style-name="gr10" draw:text-style-name="P7" draw:layer="layout" svg:width="10.05cm" svg:height="0.75cm" svg:x="2.55cm" svg:y="4.1cm">
          <draw:text-box>
            <text:p text:style-name="P6"><text:span text:style-name="T4">N/A</text:span></text:p>
          </draw:text-box>
        </draw:frame>
        <draw:frame draw:style-name="gr10" draw:text-style-name="P7" draw:layer="layout" svg:width="10.05cm" svg:height="0.75cm" svg:x="17.3cm" svg:y="4.1cm">
          <draw:text-box>
            <text:p text:style-name="P6"><text:span text:style-name="T4">N/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1" svg:font-family="'Bahnschrift SemiBold'" style:font-family-generic="swiss" style:font-pitch="variable"/>
    <style:font-face style:name="FranklinGothicDemi" svg:font-family="FranklinGothicDemi" style:font-pitch="variable"/>
    <style:font-face style:name="FranklinGothicDemi1" svg:font-family="FranklinGothicDemi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2T22:30:24.927000000</meta:creation-date>
    <dc:date>2022-03-12T22:53:57.955000000</dc:date>
    <meta:editing-duration>PT21M48S</meta:editing-duration>
    <meta:editing-cycles>8</meta:editing-cycles>
    <meta:generator>LibreOffice/7.3.1.3$Windows_X86_64 LibreOffice_project/a69ca51ded25f3eefd52d7bf9a5fad8c90b87951</meta:generator>
    <meta:document-statistic meta:object-count="110"/>
  </office:meta>
</office:document-meta>
</file>